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74cm" fo:min-width="2.548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4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12.509cm" fo:min-width="11.571cm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097cm" fo:min-width="0.057cm" fo:padding-top="0.15cm" fo:padding-bottom="0.15cm" fo:padding-left="0.275cm" fo:padding-right="0.275cm" draw:shadow="visible" draw:shadow-offset-x="0.051cm" draw:shadow-offset-y="0.051cm" draw:shadow-color="#dddddd"/>
    </style:style>
    <style:style style:name="gr6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097cm" fo:min-width="0.058cm" fo:padding-top="0.15cm" fo:padding-bottom="0.15cm" fo:padding-left="0.275cm" fo:padding-right="0.275cm" draw:shadow="visible" draw:shadow-offset-x="0.051cm" draw:shadow-offset-y="0.051cm" draw:shadow-color="#dddddd"/>
    </style:style>
    <style:style style:name="gr7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906cm" fo:min-width="1.863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 style:list-style-name="L1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367cm" fo:min-width="0.708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standard" style:list-style-name="L1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367cm" fo:min-width="0.708cm" fo:padding-top="0.15cm" fo:padding-bottom="0.15cm" fo:padding-left="0.275cm" fo:padding-right="0.275cm" draw:shadow="visible" draw:shadow-offset-x="0.102cm" draw:shadow-offset-y="0.102cm" draw:shadow-opacity="70%"/>
    </style:style>
    <style:style style:name="gr1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4.78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4.789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4.798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4.77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4.8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2pt" style:font-size-asian="18pt" style:font-size-complex="1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style:font-name="Liberation Mono2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Mono2" fo:font-size="10pt" style:letter-kerning="true" style:font-name-asian="Source Han Sans CN Regular" style:font-size-asian="10pt" style:font-name-complex="Lohit Devanagari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style:font-name="Liberation Mono2"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style:font-name="Liberation Mono2" fo:font-size="12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Mono2" fo:font-size="10pt" style:letter-kerning="true" style:font-name-asian="Source Han Sans CN Regular" style:font-size-asian="10pt" style:font-name-complex="Lohit Devanagari" style:font-size-complex="10pt"/>
    </style:style>
    <style:style style:name="T5" style:family="text">
      <style:text-properties style:font-name="Liberation Mono2" fo:font-size="10pt" style:font-size-asian="10pt" style:font-size-complex="10pt"/>
    </style:style>
    <style:style style:name="T6" style:family="text">
      <style:text-properties style:font-name="Liberation Mono2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Liberation Mono2" fo:font-size="7pt" style:font-size-asian="7pt" style:font-size-complex="7pt"/>
    </style:style>
    <style:style style:name="T8" style:family="text">
      <style:text-properties style:font-name="Liberation Mono2" fo:font-size="8pt" style:font-size-asian="8pt" style:font-size-complex="8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524cm" svg:x="6.469cm" svg:y="1.91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524cm" svg:x="1.77cm" svg:y="1.901cm">
          <text:p text:style-name="P1"><text:span text:style-name="T1">Management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048cm" svg:height="1.524cm" svg:x="6.469cm" svg:y="4.526cm">
          <text:p text:style-name="P1"><text:span text:style-name="T1">Node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524cm" svg:x="10.025cm" svg:y="4.526cm">
          <text:p text:style-name="P1"><text:span text:style-name="T1">Node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048cm" svg:height="1.524cm" svg:x="13.554cm" svg:y="4.526cm">
          <text:p text:style-name="P1"><text:span text:style-name="T1">Node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677cm" svg:height="13.365cm" svg:x="5.961cm" svg:y="1.478cm">
          <text:p/>
          <draw:enhanced-geometry svg:viewBox="0 0 21600 21600" draw:path-stretchpoint-x="10800" draw:path-stretchpoint-y="10800" draw:text-areas="?f3 ?f4 ?f5 ?f6" draw:type="round-rectangle" draw:modifiers="729.200189304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06cm" svg:height="0.635cm" svg:x="11.528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607cm" svg:height="0.635cm" svg:x="10.754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9.981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7.993cm" svg:y1="3.437cm" svg:x2="7.993cm" svg:y2="4.526cm" draw:start-shape="id1" draw:start-glue-point="2" draw:end-shape="id2" draw:end-glue-point="0" svg:d="M7993 3437v1089" svg:viewBox="0 0 1 1090">
          <text:p/>
        </draw:connector>
        <draw:connector draw:style-name="gr7" draw:text-style-name="P1" draw:layer="layout" draw:line-skew="0cm 2.05cm 2.504cm" svg:x1="7.993cm" svg:y1="3.437cm" svg:x2="11.549cm" svg:y2="4.526cm" draw:start-shape="id1" draw:start-glue-point="2" draw:end-shape="id3" draw:end-glue-point="0" svg:d="M7993 3437v628-174h3556v635" svg:viewBox="0 0 3557 1090">
          <text:p/>
        </draw:connector>
        <draw:connector draw:style-name="gr7" draw:text-style-name="P1" draw:layer="layout" draw:line-skew="-0.174cm 0cm -0.109cm" svg:x1="7.993cm" svg:y1="3.437cm" svg:x2="15.078cm" svg:y2="4.526cm" draw:start-shape="id1" draw:start-glue-point="2" draw:end-shape="id4" draw:end-glue-point="0" svg:d="M7993 3437v454h3594 3491v635" svg:viewBox="0 0 7086 1090">
          <text:p/>
        </draw:connector>
        <draw:connector draw:style-name="gr7" draw:text-style-name="P1" draw:layer="layout" draw:type="line" svg:x1="4.818cm" svg:y1="2.663cm" svg:x2="6.469cm" svg:y2="2.675cm" draw:start-shape="id5" draw:start-glue-point="1" draw:end-shape="id1" draw:end-glue-point="3" svg:d="M4818 2663l1651 12" svg:viewBox="0 0 1652 13">
          <text:p/>
        </draw:connector>
        <draw:frame draw:style-name="gr8" draw:layer="layout" svg:width="5.334cm" svg:height="1.237cm" svg:x="14.978cm" svg:y="1.732cm">
          <draw:text-box>
            <text:p/>
          </draw:text-box>
        </draw:frame>
        <draw:frame draw:style-name="gr9" draw:layer="layout" svg:width="8.93cm" svg:height="1.062cm" svg:x="9.77cm" svg:y="1.559cm">
          <draw:text-box>
            <text:p>OpenShift Container Platform</text:p>
          </draw:text-box>
        </draw:frame>
        <draw:frame draw:style-name="gr10" draw:text-style-name="P3" draw:layer="layout" svg:width="1.397cm" svg:height="0.645cm" svg:x="6.446cm" svg:y="7.056cm">
          <draw:text-box>
            <text:p><text:span text:style-name="T2">docker</text:span></text:p>
          </draw:text-box>
        </draw:frame>
        <draw:frame draw:style-name="gr10" draw:text-style-name="P3" draw:layer="layout" svg:width="1.397cm" svg:height="0.645cm" svg:x="10.46cm" svg:y="7.068cm">
          <draw:text-box>
            <text:p><text:span text:style-name="T2">disk1</text:span></text:p>
          </draw:text-box>
        </draw:frame>
        <draw:custom-shape draw:style-name="gr5" draw:text-style-name="P1" draw:layer="layout" svg:width="0.606cm" svg:height="0.635cm" svg:x="12.28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11.261cm" svg:y="7.069cm">
          <draw:text-box>
            <text:p><text:span text:style-name="T2">disk2</text:span></text:p>
          </draw:text-box>
        </draw:frame>
        <draw:frame draw:style-name="gr10" draw:text-style-name="P3" draw:layer="layout" svg:width="1.397cm" svg:height="0.645cm" svg:x="12.162cm" svg:y="7.07cm">
          <draw:text-box>
            <text:p><text:span text:style-name="T2">disk3</text:span></text:p>
          </draw:text-box>
        </draw:frame>
        <draw:custom-shape draw:style-name="gr5" draw:text-style-name="P1" draw:layer="layout" svg:width="0.606cm" svg:height="0.635cm" svg:x="6.807cm" svg:y="6.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9.525cm" svg:y="7.079cm">
          <draw:text-box>
            <text:p><text:span text:style-name="T2">docker</text:span></text:p>
          </draw:text-box>
        </draw:frame>
        <draw:custom-shape draw:style-name="gr5" draw:text-style-name="P1" draw:layer="layout" svg:width="0.606cm" svg:height="0.635cm" svg:x="15.155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607cm" svg:height="0.635cm" svg:x="14.381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3.608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5.907cm" svg:y="6.2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14.16cm" svg:y="7.068cm">
          <draw:text-box>
            <text:p><text:span text:style-name="T2">disk1</text:span></text:p>
          </draw:text-box>
        </draw:frame>
        <draw:frame draw:style-name="gr10" draw:text-style-name="P3" draw:layer="layout" svg:width="1.397cm" svg:height="0.645cm" svg:x="14.961cm" svg:y="7.069cm">
          <draw:text-box>
            <text:p><text:span text:style-name="T2">disk2</text:span></text:p>
          </draw:text-box>
        </draw:frame>
        <draw:frame draw:style-name="gr10" draw:text-style-name="P3" draw:layer="layout" svg:width="1.397cm" svg:height="0.645cm" svg:x="15.862cm" svg:y="7.07cm">
          <draw:text-box>
            <text:p><text:span text:style-name="T2">disk3</text:span></text:p>
          </draw:text-box>
        </draw:frame>
        <draw:frame draw:style-name="gr10" draw:text-style-name="P3" draw:layer="layout" svg:width="1.397cm" svg:height="0.645cm" svg:x="13.225cm" svg:y="7.079cm">
          <draw:text-box>
            <text:p><text:span text:style-name="T2">docker</text:span></text:p>
          </draw:text-box>
        </draw:frame>
        <draw:custom-shape draw:style-name="gr11" draw:text-style-name="P4" draw:layer="layout" svg:width="2.413cm" svg:height="1.206cm" svg:x="1.335cm" svg:y="9.53cm">
          <text:p text:style-name="P1"><text:span text:style-name="T3">Producer-1</text:span></text:p>
          <text:p text:style-name="P1"><text:span text:style-name="T3">(collectd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13cm" svg:height="1.206cm" svg:x="1.335cm" svg:y="11.435cm">
          <text:p text:style-name="P1"><text:span text:style-name="T3">Producer-2</text:span></text:p>
          <text:p text:style-name="P1"><text:span text:style-name="T3">(collectd)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78cm" svg:height="0.941cm" svg:x="3.286cm" svg:y="8.822cm">
          <text:p text:style-name="P5"><text:span text:style-name="T4">rsys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78cm" svg:height="0.941cm" svg:x="3.413cm" svg:y="10.779cm">
          <text:p text:style-name="P5"><text:span text:style-name="T4">rsys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651cm" svg:height="5.08cm" svg:x="6.361cm" svg:y="9.128cm">
          <text:p text:style-name="P7"><text:span text:style-name="T3">Apache</text:span></text:p>
          <text:p text:style-name="P7"><text:span text:style-name="T3">Flume</text:span></text:p>
          <text:p text:style-name="P7"><text:span text:style-name="T5"/></text:p>
          <text:p text:style-name="P7"><text:span text:style-name="T6">Tier-1</text:span></text:p>
          <text:p text:style-name="P7"><text:span text:style-name="T5"/></text:p>
          <text:p text:style-name="P7"><text:span text:style-name="T7">(Morpline)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651cm" svg:height="5.089cm" svg:x="8.891cm" svg:y="9.128cm">
          <text:p text:style-name="P7"><text:span text:style-name="T3">Apache</text:span></text:p>
          <text:p text:style-name="P7"><text:span text:style-name="T3">Kafka</text:span></text:p>
          <text:p text:style-name="P7"><text:span text:style-name="T5"/></text:p>
          <text:p text:style-name="P7"><text:span text:style-name="T8">Brokers</text:span></text:p>
          <text:p text:style-name="P7"><text:span text:style-name="T5"/></text:p>
          <text:p text:style-name="P7"><text:span text:style-name="T7"/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651cm" svg:height="5.098cm" svg:x="11.442cm" svg:y="9.128cm">
          <text:p text:style-name="P7"><text:span text:style-name="T3">Apache</text:span></text:p>
          <text:p text:style-name="P7"><text:span text:style-name="T3">Flume</text:span></text:p>
          <text:p text:style-name="P7"><text:span text:style-name="T5"/></text:p>
          <text:p text:style-name="P7"><text:span text:style-name="T6">Tier-2</text:span></text:p>
          <text:p text:style-name="P7"><text:span text:style-name="T5"/></text:p>
          <text:p text:style-name="P7"><text:span text:style-name="T7">(Morpline)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651cm" svg:height="5.07cm" svg:x="13.993cm" svg:y="9.128cm">
          <text:p text:style-name="P7"><text:span text:style-name="T3">Apache</text:span></text:p>
          <text:p text:style-name="P7"><text:span text:style-name="T3">Solr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651cm" svg:height="5.1cm" svg:x="16.465cm" svg:y="9.128cm">
          <text:p text:style-name="P7"><text:span text:style-name="T3">Banana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8">(Kibana)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3.921cm" svg:y1="10.144cm" svg:x2="6.207cm" svg:y2="10.144cm">
          <text:p/>
        </draw:line>
        <draw:line draw:style-name="gr19" draw:text-style-name="P1" draw:layer="layout" svg:x1="3.921cm" svg:y1="12.244cm" svg:x2="6.207cm" svg:y2="12.244cm">
          <text:p/>
        </draw:line>
        <draw:line draw:style-name="gr20" draw:text-style-name="P1" draw:layer="layout" svg:x1="6.461cm" svg:y1="8.693cm" svg:x2="13.065cm" svg:y2="8.693cm">
          <text:p/>
        </draw:line>
        <draw:line draw:style-name="gr20" draw:text-style-name="P1" draw:layer="layout" svg:x1="13.861cm" svg:y1="8.693cm" svg:x2="15.832cm" svg:y2="8.693cm">
          <text:p/>
        </draw:line>
        <draw:line draw:style-name="gr20" draw:text-style-name="P1" draw:layer="layout" svg:x1="16.261cm" svg:y1="8.693cm" svg:x2="19.415cm" svg:y2="8.693cm">
          <text:p/>
        </draw:line>
        <draw:frame draw:style-name="gr21" draw:text-style-name="P9" draw:layer="layout" svg:width="2.248cm" svg:height="0.725cm" svg:x="8.515cm" svg:y="7.885cm">
          <draw:text-box>
            <text:p text:style-name="P9"><text:span text:style-name="T9">Ingestion</text:span></text:p>
          </draw:text-box>
        </draw:frame>
        <draw:frame draw:style-name="gr21" draw:text-style-name="P9" draw:layer="layout" svg:width="2.297cm" svg:height="0.725cm" svg:x="13.816cm" svg:y="7.886cm">
          <draw:text-box>
            <text:p text:style-name="P9"><text:span text:style-name="T9">Indexing</text:span></text:p>
          </draw:text-box>
        </draw:frame>
        <draw:frame draw:style-name="gr22" draw:text-style-name="P9" draw:layer="layout" svg:width="2.971cm" svg:height="1.199cm" svg:x="15.917cm" svg:y="7.887cm">
          <draw:text-box>
            <text:p text:style-name="P9"><text:span text:style-name="T9">Visualization</text:span></text:p>
          </draw:text-box>
        </draw:frame>
        <draw:frame draw:style-name="gr23" draw:text-style-name="P1" draw:layer="layout" svg:width="1.016cm" svg:height="1.507cm" svg:x="19.615cm" svg:y="7.755cm">
          <draw:image xlink:href="Pictures/100002010000003C00000059E55F2C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1-02T20:05:21.808845132</dc:date>
    <meta:editing-duration>PT40M24S</meta:editing-duration>
    <meta:editing-cycles>11</meta:editing-cycles>
    <meta:generator>LibreOffice/4.3.7.2$Linux_X86_64 LibreOffice_project/430$Build-2</meta:generator>
    <dc:creator>Javi Roman</dc:creator>
    <meta:document-statistic meta:object-count="48"/>
  </office:meta>
</office:document-meta>
</file>